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Noto Serif" svg:font-family="'Noto Serif'" style:font-family-generic="roman" style:font-pitch="variable"/>
    <style:font-face style:name="Noto Sans1" svg:font-family="'Noto Sans'" style:font-family-generic="swiss" style:font-pitch="variable"/>
    <style:font-face style:name="Noto Sans" svg:font-family="'Noto Sans'" style:font-adornments="Regular"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43eb" officeooo:paragraph-rsid="000443eb"/>
    </style:style>
    <style:style style:name="P2" style:family="paragraph" style:parent-style-name="Standard">
      <style:text-properties officeooo:rsid="000443eb" officeooo:paragraph-rsid="0021f583"/>
    </style:style>
    <style:style style:name="P3" style:family="paragraph" style:parent-style-name="Standard">
      <style:text-properties officeooo:rsid="002a7944" officeooo:paragraph-rsid="002a7944"/>
    </style:style>
    <style:style style:name="P4" style:family="paragraph" style:parent-style-name="Text_20_body">
      <style:text-properties officeooo:rsid="00054b38" officeooo:paragraph-rsid="001c2a9d"/>
    </style:style>
    <style:style style:name="P5" style:family="paragraph" style:parent-style-name="Text_20_body">
      <style:text-properties officeooo:rsid="0020b7a3" officeooo:paragraph-rsid="0020b7a3"/>
    </style:style>
    <style:style style:name="P6" style:family="paragraph" style:parent-style-name="Text_20_body">
      <style:text-properties officeooo:rsid="0021f583" officeooo:paragraph-rsid="0021f583"/>
    </style:style>
    <style:style style:name="P7" style:family="paragraph" style:parent-style-name="Text_20_body">
      <style:text-properties officeooo:rsid="002a7944" officeooo:paragraph-rsid="002a7944"/>
    </style:style>
    <style:style style:name="P8" style:family="paragraph" style:parent-style-name="Text_20_body">
      <style:text-properties officeooo:rsid="00072f5c" officeooo:paragraph-rsid="001c2a9d"/>
    </style:style>
    <style:style style:name="P9" style:family="paragraph" style:parent-style-name="Text_20_body">
      <style:text-properties officeooo:paragraph-rsid="001c2a9d"/>
    </style:style>
    <style:style style:name="T1" style:family="text">
      <style:text-properties officeooo:rsid="00054b38"/>
    </style:style>
    <style:style style:name="T2" style:family="text">
      <style:text-properties style:font-name="Noto Sans" fo:font-size="11pt" officeooo:rsid="00072f5c"/>
    </style:style>
    <style:style style:name="T3" style:family="text">
      <style:text-properties style:font-name="Noto Sans" fo:font-size="11pt" officeooo:rsid="001e7a1c"/>
    </style:style>
    <style:style style:name="T4" style:family="text">
      <style:text-properties officeooo:rsid="0021f583"/>
    </style:style>
    <style:style style:name="T5" style:family="text">
      <style:text-properties officeooo:rsid="0023be5d"/>
    </style:style>
    <style:style style:name="T6" style:family="text">
      <style:text-properties officeooo:rsid="002deca9"/>
    </style:style>
    <style:style style:name="T7" style:family="text">
      <style:text-properties officeooo:rsid="00072f5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oject title</text:h>
      <text:p text:style-name="P3"/>
      <text:p text:style-name="P7">Inversion of Laplace transform of a linear combination of point masses</text:p>
      <text:p text:style-name="P1"/>
      <text:h text:style-name="Heading_20_1" text:outline-level="1">Abstract (1500 character max)</text:h>
      <text:p text:style-name="P1"/>
      <text:p text:style-name="P9"><text:span text:style-name="T7">The objective of this research project is to investigate a new approach for the inverse problem of finding a finitely supported measure on the real line given samples of its Laplace transform. The problem appears, for example, in the analysis of magnetic resonance relaxometry data. This is a notoriously ill-posed problem. Existing algorithms in the literature require a prior knowledge of the number of points in the support of the measure. We propose an alternative method to determine this number as well as to determine the measure itself. </text:span></text:p>
      <text:p text:style-name="P8"/>
      <text:p text:style-name="P8">During our summer project, we used the samples of the Laplace transform at the zeros of the so-called Hermite polynomial of sufficiently large degree. Our project aimed at overcoming a number of numerical instability issues arising from the ill-posed nature of the problem.</text:p>
      <text:p text:style-name="P8"/>
      <text:p text:style-name="P8">We implemented code using <text:span text:style-name="T6">the </text:span>ongoing work of Mhaskar and Zhuang for a fast computation of Gauss quadrature formulas based on the zeros of Hermite polynomials, with time requirements analogous to those of the Fast Fourier Transform. With these, the data can be used efficiently to produce a power spectrum. Chui and Mhaskar have given an algorithm that can be used to determine in one stroke both the number of points in the support of the measure as well as the locations of points in this support. A comparison of the height of the peaks with the on-diagonal values of a reference spectrum yields the weights that the measure attaches to each of the points in its suppor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Noto Serif" svg:font-family="'Noto Serif'" style:font-family-generic="roman" style:font-pitch="variable"/>
    <style:font-face style:name="Noto Sans1" svg:font-family="'Noto Sans'" style:font-family-generic="swiss" style:font-pitch="variable"/>
    <style:font-face style:name="Noto Sans" svg:font-family="'Noto Sans'" style:font-adornments="Regular"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oto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oto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style:font-name="Noto Sans" fo:font-family="'Noto Sans'" style:font-style-name="Regular" style:font-family-generic="swiss" style:font-pitch="variable" fo:font-size="11pt"/>
    </style:style>
    <style:style style:name="Heading" style:family="paragraph" style:parent-style-name="Standard" style:next-style-name="Text_20_body" style:class="text" style:master-page-name="">
      <style:paragraph-properties fo:margin-top="0in" fo:margin-bottom="0in" loext:contextual-spacing="false" style:page-number="auto" fo:keep-with-next="always">
        <style:tab-stops/>
      </style:paragraph-properties>
      <style:text-properties style:font-name="Noto Sans1" fo:font-family="'Noto Sans'" style:font-family-generic="swiss" style:font-pitch="variable" fo:font-size="11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100%" fo:text-indent="0.5in" style:auto-text-indent="fals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in" fo:margin-bottom="0in" loext:contextual-spacing="false" style:page-number="auto"/>
      <style:text-properties fo:font-size="11pt"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8-21T11:28:03.160731595</meta:creation-date>
    <dc:date>2020-02-02T13:45:50.681849942</dc:date>
    <meta:editing-duration>PT3H6M1S</meta:editing-duration>
    <meta:editing-cycles>17</meta:editing-cycles>
    <meta:generator>LibreOffice/6.3.4.2.0$Linux_X86_64 LibreOffice_project/30$Build-2</meta:generator>
    <meta:document-statistic meta:table-count="0" meta:image-count="0" meta:object-count="0" meta:page-count="1" meta:paragraph-count="6" meta:word-count="266" meta:character-count="1604" meta:non-whitespace-character-count="1343"/>
  </office:meta>
</office:document-meta>
</file>